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CHAMPI QUISPE EVA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EM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CHAMPI QUISPE EV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GOYZUETA JURADO DAVID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3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ATO BB PEKIN:</text:p>
          </table:table-cell>
          <table:covered-table-cell/>
          <table:table-cell table:style-name="Tabla1.C5" table:number-columns-spanned="2" office:value-type="string">
            <text:p text:style-name="P19">16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0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573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0:46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824185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9T21:40:12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